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44cm" table:align="left" style:writing-mode="lr-tb"/>
    </style:style>
    <style:style style:name="Таблица1.A" style:family="table-column">
      <style:table-column-properties style:column-width="1.535cm"/>
    </style:style>
    <style:style style:name="Таблица1.B" style:family="table-column">
      <style:table-column-properties style:column-width="3.942cm"/>
    </style:style>
    <style:style style:name="Таблица1.C" style:family="table-column">
      <style:table-column-properties style:column-width="7.273cm"/>
    </style:style>
    <style:style style:name="Таблица1.D" style:family="table-column">
      <style:table-column-properties style:column-width="4.2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D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44cm" table:align="left" style:writing-mode="lr-tb"/>
    </style:style>
    <style:style style:name="Таблица2.A" style:family="table-column">
      <style:table-column-properties style:column-width="1.535cm"/>
    </style:style>
    <style:style style:name="Таблица2.B" style:family="table-column">
      <style:table-column-properties style:column-width="3.942cm"/>
    </style:style>
    <style:style style:name="Таблица2.C" style:family="table-column">
      <style:table-column-properties style:column-width="7.273cm"/>
    </style:style>
    <style:style style:name="Таблица2.D" style:family="table-column">
      <style:table-column-properties style:column-width="4.2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D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13cm" fo:margin-left="0cm" table:align="left" style:writing-mode="lr-tb"/>
    </style:style>
    <style:style style:name="Таблица3.A" style:family="table-column">
      <style:table-column-properties style:column-width="1.508cm"/>
    </style:style>
    <style:style style:name="Таблица3.B" style:family="table-column">
      <style:table-column-properties style:column-width="1.984cm"/>
    </style:style>
    <style:style style:name="Таблица3.C" style:family="table-column">
      <style:table-column-properties style:column-width="2.408cm"/>
    </style:style>
    <style:style style:name="Таблица3.D" style:family="table-column">
      <style:table-column-properties style:column-width="11.113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Times New Roman" style:font-name-complex="Times New Roman"/>
    </style:style>
    <style:style style:name="P2" style:family="paragraph" style:parent-style-name="Standard">
      <style:text-properties officeooo:paragraph-rsid="0023d8db"/>
    </style:style>
    <style:style style:name="P3" style:family="paragraph" style:parent-style-name="Standard">
      <style:text-properties fo:language="en" fo:country="US" officeooo:rsid="0031af1f" officeooo:paragraph-rsid="00338f6e"/>
    </style:style>
    <style:style style:name="P4" style:family="paragraph" style:parent-style-name="Standard">
      <style:text-properties fo:language="en" fo:country="US" officeooo:rsid="0031af1f" officeooo:paragraph-rsid="0035499e"/>
    </style:style>
    <style:style style:name="P5" style:family="paragraph" style:parent-style-name="Standard">
      <style:text-properties fo:language="en" fo:country="US" officeooo:rsid="00486094" officeooo:paragraph-rsid="00486094"/>
    </style:style>
    <style:style style:name="P6" style:family="paragraph" style:parent-style-name="Standard">
      <style:text-properties officeooo:rsid="00301023" officeooo:paragraph-rsid="00301023"/>
    </style:style>
    <style:style style:name="P7" style:family="paragraph" style:parent-style-name="Standard">
      <style:text-properties officeooo:rsid="0031af1f" officeooo:paragraph-rsid="0031af1f"/>
    </style:style>
    <style:style style:name="P8" style:family="paragraph" style:parent-style-name="Standard">
      <style:text-properties officeooo:rsid="0031af1f" officeooo:paragraph-rsid="0035499e"/>
    </style:style>
    <style:style style:name="P9" style:family="paragraph" style:parent-style-name="Standard">
      <style:text-properties officeooo:rsid="00338f6e" officeooo:paragraph-rsid="00338f6e"/>
    </style:style>
    <style:style style:name="P10" style:family="paragraph" style:parent-style-name="Standard">
      <style:text-properties officeooo:rsid="00338f6e" officeooo:paragraph-rsid="0035499e"/>
    </style:style>
    <style:style style:name="P11" style:family="paragraph" style:parent-style-name="Standard">
      <style:text-properties officeooo:paragraph-rsid="0035499e"/>
    </style:style>
    <style:style style:name="P12" style:family="paragraph" style:parent-style-name="Standard">
      <style:paragraph-properties fo:text-align="center" style:justify-single-word="false"/>
      <style:text-properties officeooo:rsid="003b5a0e" officeooo:paragraph-rsid="003b5a0e"/>
    </style:style>
    <style:style style:name="P13" style:family="paragraph" style:parent-style-name="Standard">
      <style:paragraph-properties fo:text-align="start" style:justify-single-word="false"/>
      <style:text-properties officeooo:rsid="003b5a0e" officeooo:paragraph-rsid="003b5a0e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3b5a0e" officeooo:paragraph-rsid="003ccdb7"/>
    </style:style>
    <style:style style:name="P15" style:family="paragraph" style:parent-style-name="Standard">
      <style:text-properties officeooo:rsid="0040ecc9" officeooo:paragraph-rsid="0040ecc9"/>
    </style:style>
    <style:style style:name="P16" style:family="paragraph" style:parent-style-name="Standard">
      <style:text-properties officeooo:rsid="00421461" officeooo:paragraph-rsid="00421461"/>
    </style:style>
    <style:style style:name="P17" style:family="paragraph" style:parent-style-name="Standard">
      <style:text-properties officeooo:paragraph-rsid="00421461"/>
    </style:style>
    <style:style style:name="P18" style:family="paragraph" style:parent-style-name="Standard">
      <style:text-properties officeooo:rsid="00445297" officeooo:paragraph-rsid="00445297"/>
    </style:style>
    <style:style style:name="P19" style:family="paragraph" style:parent-style-name="Standard">
      <style:text-properties officeooo:paragraph-rsid="004701a3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Table_20_Contents">
      <style:paragraph-properties style:snap-to-layout-grid="false"/>
      <style:text-properties officeooo:paragraph-rsid="00229688"/>
    </style:style>
    <style:style style:name="P22" style:family="paragraph" style:parent-style-name="Table_20_Contents">
      <style:paragraph-properties style:snap-to-layout-grid="false"/>
      <style:text-properties officeooo:paragraph-rsid="00338f6e"/>
    </style:style>
    <style:style style:name="P23" style:family="paragraph" style:parent-style-name="Table_20_Contents">
      <style:paragraph-properties style:snap-to-layout-grid="false"/>
      <style:text-properties officeooo:paragraph-rsid="00347594"/>
    </style:style>
    <style:style style:name="P24" style:family="paragraph" style:parent-style-name="Table_20_Contents">
      <style:paragraph-properties style:snap-to-layout-grid="false"/>
      <style:text-properties officeooo:paragraph-rsid="0035499e"/>
    </style:style>
    <style:style style:name="P25" style:family="paragraph" style:parent-style-name="Table_20_Contents">
      <style:paragraph-properties style:snap-to-layout-grid="false"/>
      <style:text-properties officeooo:paragraph-rsid="0035b024"/>
    </style:style>
    <style:style style:name="P26" style:family="paragraph" style:parent-style-name="Table_20_Contents">
      <style:paragraph-properties style:snap-to-layout-grid="false"/>
      <style:text-properties officeooo:paragraph-rsid="0037147a"/>
    </style:style>
    <style:style style:name="P27" style:family="paragraph" style:parent-style-name="Table_20_Contents">
      <style:paragraph-properties style:snap-to-layout-grid="false"/>
      <style:text-properties officeooo:paragraph-rsid="00408a50"/>
    </style:style>
    <style:style style:name="P28" style:family="paragraph" style:parent-style-name="Table_20_Contents">
      <style:paragraph-properties style:snap-to-layout-grid="false"/>
      <style:text-properties fo:language="en" fo:country="US"/>
    </style:style>
    <style:style style:name="P29" style:family="paragraph" style:parent-style-name="Table_20_Contents">
      <style:paragraph-properties style:snap-to-layout-grid="false"/>
      <style:text-properties fo:language="en" fo:country="US" officeooo:paragraph-rsid="002112ad"/>
    </style:style>
    <style:style style:name="P30" style:family="paragraph" style:parent-style-name="Table_20_Contents">
      <style:paragraph-properties style:snap-to-layout-grid="false"/>
      <style:text-properties fo:language="en" fo:country="US" officeooo:paragraph-rsid="0035499e"/>
    </style:style>
    <style:style style:name="P31" style:family="paragraph" style:parent-style-name="Table_20_Contents">
      <style:paragraph-properties style:snap-to-layout-grid="false"/>
      <style:text-properties fo:language="en" fo:country="US" officeooo:paragraph-rsid="0037147a"/>
    </style:style>
    <style:style style:name="P32" style:family="paragraph" style:parent-style-name="Table_20_Contents">
      <style:paragraph-properties style:snap-to-layout-grid="false"/>
      <style:text-properties fo:language="en" fo:country="US" officeooo:rsid="00338f6e" officeooo:paragraph-rsid="00338f6e" style:font-name-asian="Times New Roman" style:font-name-complex="Times New Roman"/>
    </style:style>
    <style:style style:name="P33" style:family="paragraph" style:parent-style-name="Table_20_Contents">
      <style:paragraph-properties style:snap-to-layout-grid="false"/>
      <style:text-properties fo:language="en" fo:country="US" officeooo:rsid="00338f6e" officeooo:paragraph-rsid="0035499e" style:font-name-asian="Times New Roman" style:font-name-complex="Times New Roman"/>
    </style:style>
    <style:style style:name="P34" style:family="paragraph" style:parent-style-name="Table_20_Contents">
      <style:paragraph-properties style:snap-to-layout-grid="false"/>
      <style:text-properties fo:language="en" fo:country="US" officeooo:rsid="00338f6e" officeooo:paragraph-rsid="0035b024" style:font-name-asian="Times New Roman" style:font-name-complex="Times New Roman"/>
    </style:style>
    <style:style style:name="P35" style:family="paragraph" style:parent-style-name="Table_20_Contents">
      <style:paragraph-properties style:snap-to-layout-grid="false"/>
      <style:text-properties fo:language="en" fo:country="US" style:font-name-asian="Times New Roman" style:font-name-complex="Times New Roman"/>
    </style:style>
    <style:style style:name="P36" style:family="paragraph" style:parent-style-name="Table_20_Contents">
      <style:paragraph-properties style:snap-to-layout-grid="false"/>
      <style:text-properties fo:language="en" fo:country="US" officeooo:paragraph-rsid="0035499e" style:font-name-asian="Times New Roman" style:font-name-complex="Times New Roman"/>
    </style:style>
    <style:style style:name="P37" style:family="paragraph" style:parent-style-name="Table_20_Contents">
      <style:paragraph-properties style:snap-to-layout-grid="false"/>
      <style:text-properties fo:language="en" fo:country="US" officeooo:rsid="00347594" officeooo:paragraph-rsid="0035499e" style:font-name-asian="Times New Roman" style:font-name-complex="Times New Roman"/>
    </style:style>
    <style:style style:name="P38" style:family="paragraph" style:parent-style-name="Table_20_Contents">
      <style:paragraph-properties style:snap-to-layout-grid="false"/>
      <style:text-properties fo:language="en" fo:country="US" officeooo:rsid="002aac71" officeooo:paragraph-rsid="0035499e" style:font-name-asian="Times New Roman" style:font-name-complex="Times New Roman"/>
    </style:style>
    <style:style style:name="P39" style:family="paragraph" style:parent-style-name="Table_20_Contents">
      <style:paragraph-properties style:snap-to-layout-grid="false"/>
      <style:text-properties fo:language="en" fo:country="US" officeooo:rsid="0035499e" officeooo:paragraph-rsid="0035499e" style:font-name-asian="Times New Roman" style:font-name-complex="Times New Roman"/>
    </style:style>
    <style:style style:name="P40" style:family="paragraph" style:parent-style-name="Table_20_Contents">
      <style:paragraph-properties style:snap-to-layout-grid="false"/>
      <style:text-properties fo:language="en" fo:country="US" officeooo:rsid="0035b024" officeooo:paragraph-rsid="0035b024" style:font-name-asian="Times New Roman" style:font-name-complex="Times New Roman"/>
    </style:style>
    <style:style style:name="P41" style:family="paragraph" style:parent-style-name="Table_20_Contents">
      <style:paragraph-properties style:snap-to-layout-grid="false"/>
      <style:text-properties fo:language="en" fo:country="US" officeooo:rsid="00374fdb" officeooo:paragraph-rsid="00374fdb" style:font-name-asian="Times New Roman" style:font-name-complex="Times New Roman"/>
    </style:style>
    <style:style style:name="P42" style:family="paragraph" style:parent-style-name="Table_20_Contents">
      <style:paragraph-properties style:snap-to-layout-grid="false"/>
      <style:text-properties fo:language="en" fo:country="US" officeooo:rsid="00435664" officeooo:paragraph-rsid="00435664" style:font-name-asian="Times New Roman" style:font-name-complex="Times New Roman"/>
    </style:style>
    <style:style style:name="P43" style:family="paragraph" style:parent-style-name="Table_20_Contents">
      <style:paragraph-properties style:snap-to-layout-grid="false"/>
      <style:text-properties fo:language="en" fo:country="US" officeooo:rsid="00347594" officeooo:paragraph-rsid="00347594"/>
    </style:style>
    <style:style style:name="P44" style:family="paragraph" style:parent-style-name="Table_20_Contents">
      <style:paragraph-properties style:snap-to-layout-grid="false"/>
      <style:text-properties style:font-name-asian="Times New Roman" style:font-name-complex="Times New Roman"/>
    </style:style>
    <style:style style:name="P45" style:family="paragraph" style:parent-style-name="Table_20_Contents">
      <style:paragraph-properties style:snap-to-layout-grid="false"/>
      <style:text-properties officeooo:paragraph-rsid="0035499e" style:font-name-asian="Times New Roman" style:font-name-complex="Times New Roman"/>
    </style:style>
    <style:style style:name="P46" style:family="paragraph" style:parent-style-name="Table_20_Contents">
      <style:paragraph-properties style:snap-to-layout-grid="false"/>
      <style:text-properties officeooo:rsid="002112ad" officeooo:paragraph-rsid="002112ad" style:font-name-asian="Times New Roman" style:font-name-complex="Times New Roman"/>
    </style:style>
    <style:style style:name="P47" style:family="paragraph" style:parent-style-name="Table_20_Contents">
      <style:paragraph-properties style:snap-to-layout-grid="false"/>
      <style:text-properties officeooo:rsid="002112ad" officeooo:paragraph-rsid="0035499e" style:font-name-asian="Times New Roman" style:font-name-complex="Times New Roman"/>
    </style:style>
    <style:style style:name="P48" style:family="paragraph" style:parent-style-name="Table_20_Contents">
      <style:paragraph-properties style:snap-to-layout-grid="false"/>
      <style:text-properties officeooo:rsid="00229688" officeooo:paragraph-rsid="00229688" style:font-name-asian="Times New Roman" style:font-name-complex="Times New Roman"/>
    </style:style>
    <style:style style:name="P49" style:family="paragraph" style:parent-style-name="Table_20_Contents">
      <style:paragraph-properties style:snap-to-layout-grid="false"/>
      <style:text-properties officeooo:rsid="00229688" officeooo:paragraph-rsid="0035499e" style:font-name-asian="Times New Roman" style:font-name-complex="Times New Roman"/>
    </style:style>
    <style:style style:name="P50" style:family="paragraph" style:parent-style-name="Table_20_Contents">
      <style:paragraph-properties style:snap-to-layout-grid="false"/>
      <style:text-properties officeooo:rsid="0035499e" officeooo:paragraph-rsid="0035499e" style:font-name-asian="Times New Roman" style:font-name-complex="Times New Roman"/>
    </style:style>
    <style:style style:name="P51" style:family="paragraph" style:parent-style-name="Table_20_Contents">
      <style:paragraph-properties style:snap-to-layout-grid="false"/>
      <style:text-properties fo:language="ru" fo:country="RU"/>
    </style:style>
    <style:style style:name="P52" style:family="paragraph" style:parent-style-name="Table_20_Contents">
      <style:paragraph-properties style:snap-to-layout-grid="false"/>
      <style:text-properties fo:language="ru" fo:country="RU" officeooo:paragraph-rsid="0035499e"/>
    </style:style>
    <style:style style:name="P53" style:family="paragraph" style:parent-style-name="Table_20_Contents">
      <style:paragraph-properties style:snap-to-layout-grid="false"/>
      <style:text-properties fo:language="ru" fo:country="RU" officeooo:rsid="0023d8db" officeooo:paragraph-rsid="0029a3a8" style:font-name-asian="Times New Roman" style:font-name-complex="Times New Roman"/>
    </style:style>
    <style:style style:name="P54" style:family="paragraph" style:parent-style-name="Table_20_Contents">
      <style:paragraph-properties style:snap-to-layout-grid="false"/>
      <style:text-properties fo:language="ru" fo:country="RU" officeooo:rsid="0023d8db" officeooo:paragraph-rsid="0035499e" style:font-name-asian="Times New Roman" style:font-name-complex="Times New Roman"/>
    </style:style>
    <style:style style:name="P55" style:family="paragraph" style:parent-style-name="Table_20_Contents">
      <style:paragraph-properties style:snap-to-layout-grid="false"/>
      <style:text-properties fo:language="ru" fo:country="RU" officeooo:rsid="002ed9ff" officeooo:paragraph-rsid="00338f6e" style:font-name-asian="Times New Roman" style:font-name-complex="Times New Roman"/>
    </style:style>
    <style:style style:name="P56" style:family="paragraph" style:parent-style-name="Table_20_Contents">
      <style:paragraph-properties style:snap-to-layout-grid="false"/>
      <style:text-properties fo:language="ru" fo:country="RU" officeooo:rsid="00435664" officeooo:paragraph-rsid="00435664" style:font-name-asian="Times New Roman" style:font-name-complex="Times New Roman"/>
    </style:style>
    <style:style style:name="P57" style:family="paragraph" style:parent-style-name="Table_20_Contents">
      <style:paragraph-properties style:snap-to-layout-grid="false"/>
      <style:text-properties fo:language="ru" fo:country="RU" officeooo:rsid="00347594" officeooo:paragraph-rsid="00347594"/>
    </style:style>
    <style:style style:name="P58" style:family="paragraph" style:parent-style-name="Table_20_Contents">
      <style:paragraph-properties style:snap-to-layout-grid="false"/>
      <style:text-properties fo:language="ru" fo:country="RU" officeooo:rsid="00347594" officeooo:paragraph-rsid="0035499e"/>
    </style:style>
    <style:style style:name="P59" style:family="paragraph" style:parent-style-name="Table_20_Contents">
      <style:paragraph-properties style:snap-to-layout-grid="false"/>
      <style:text-properties fo:language="ru" fo:country="RU" officeooo:rsid="002aac71" officeooo:paragraph-rsid="0035499e"/>
    </style:style>
    <style:style style:name="P60" style:family="paragraph" style:parent-style-name="Table_20_Contents">
      <style:paragraph-properties style:snap-to-layout-grid="false"/>
      <style:text-properties fo:language="ru" fo:country="RU" officeooo:rsid="002aac71" officeooo:paragraph-rsid="0037147a"/>
    </style:style>
    <style:style style:name="P61" style:family="paragraph" style:parent-style-name="Table_20_Contents">
      <style:paragraph-properties style:snap-to-layout-grid="false"/>
      <style:text-properties fo:language="ru" fo:country="RU" officeooo:rsid="00374fdb" officeooo:paragraph-rsid="00374fdb"/>
    </style:style>
    <style:style style:name="P62" style:family="paragraph" style:parent-style-name="Table_20_Contents">
      <style:paragraph-properties style:snap-to-layout-grid="false"/>
      <style:text-properties fo:language="ru" fo:country="RU" officeooo:rsid="00435664" officeooo:paragraph-rsid="00435664"/>
    </style:style>
    <style:style style:name="P63" style:family="paragraph" style:parent-style-name="Table_20_Contents">
      <style:paragraph-properties style:snap-to-layout-grid="false"/>
      <style:text-properties officeooo:rsid="00338f6e" officeooo:paragraph-rsid="00338f6e"/>
    </style:style>
    <style:style style:name="P64" style:family="paragraph" style:parent-style-name="Table_20_Contents">
      <style:paragraph-properties style:snap-to-layout-grid="false"/>
      <style:text-properties officeooo:rsid="00338f6e" officeooo:paragraph-rsid="0035499e"/>
    </style:style>
    <style:style style:name="P65" style:family="paragraph" style:parent-style-name="Table_20_Contents">
      <style:paragraph-properties style:snap-to-layout-grid="false"/>
      <style:text-properties officeooo:rsid="0035b024" officeooo:paragraph-rsid="0035b024"/>
    </style:style>
    <style:style style:name="P66" style:family="paragraph" style:parent-style-name="Standard" style:master-page-name="Standard">
      <style:paragraph-properties fo:text-align="center" style:justify-single-word="false" style:page-number="auto"/>
    </style:style>
    <style:style style:name="P67" style:family="paragraph" style:parent-style-name="Standard">
      <style:paragraph-properties fo:text-align="center" style:justify-single-word="false"/>
      <style:text-properties officeooo:rsid="0031af1f" officeooo:paragraph-rsid="0031af1f"/>
    </style:style>
    <style:style style:name="P68" style:family="paragraph" style:parent-style-name="Standard">
      <style:text-properties officeooo:rsid="00338f6e" officeooo:paragraph-rsid="0031af1f"/>
    </style:style>
    <style:style style:name="P69" style:family="paragraph" style:parent-style-name="Standard">
      <style:text-properties fo:language="ru" fo:country="RU" officeooo:rsid="0040ecc9" officeooo:paragraph-rsid="0040ecc9"/>
    </style:style>
    <style:style style:name="P70" style:family="paragraph" style:parent-style-name="Standard">
      <style:paragraph-properties fo:text-align="center" style:justify-single-word="false"/>
      <style:text-properties fo:language="ru" fo:country="RU" officeooo:rsid="00421461" officeooo:paragraph-rsid="00421461"/>
    </style:style>
    <style:style style:name="P71" style:family="paragraph" style:parent-style-name="Standard">
      <style:text-properties fo:language="ru" fo:country="RU" officeooo:rsid="00486094" officeooo:paragraph-rsid="00486094"/>
    </style:style>
    <style:style style:name="P72" style:family="paragraph" style:parent-style-name="Standard">
      <style:paragraph-properties fo:text-align="start" style:justify-single-word="false"/>
      <style:text-properties fo:language="ru" fo:country="RU" officeooo:rsid="00489908" officeooo:paragraph-rsid="00489908"/>
    </style:style>
    <style:style style:name="P73" style:family="paragraph" style:parent-style-name="Standard">
      <style:text-properties officeooo:paragraph-rsid="00489908"/>
    </style:style>
    <style:style style:name="P74" style:family="paragraph" style:parent-style-name="Standard">
      <style:paragraph-properties fo:text-align="center" style:justify-single-word="false"/>
      <style:text-properties officeooo:paragraph-rsid="00489908"/>
    </style:style>
    <style:style style:name="P75" style:family="paragraph" style:parent-style-name="Standard">
      <style:paragraph-properties fo:text-align="start" style:justify-single-word="false"/>
      <style:text-properties officeooo:paragraph-rsid="00489908"/>
    </style:style>
    <style:style style:name="P76" style:family="paragraph" style:parent-style-name="Standard">
      <style:paragraph-properties fo:text-align="start" style:justify-single-word="false"/>
      <style:text-properties officeooo:rsid="00445297" officeooo:paragraph-rsid="00489908"/>
    </style:style>
    <style:style style:name="P77" style:family="paragraph" style:parent-style-name="Table_20_Contents">
      <style:paragraph-properties style:snap-to-layout-grid="false"/>
      <style:text-properties fo:language="en" fo:country="US" officeooo:rsid="00347594" officeooo:paragraph-rsid="00347594" style:font-name-asian="Times New Roman" style:font-name-complex="Times New Roman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rsid="00489908" officeooo:paragraph-rsid="00489908"/>
    </style:style>
    <style:style style:name="P79" style:family="paragraph" style:parent-style-name="Table_20_Contents">
      <style:paragraph-properties fo:text-align="start" style:justify-single-word="false"/>
      <style:text-properties fo:language="en" fo:country="US" officeooo:rsid="0049047b" officeooo:paragraph-rsid="0049047b"/>
    </style:style>
    <style:style style:name="P80" style:family="paragraph" style:parent-style-name="Table_20_Contents">
      <style:paragraph-properties style:snap-to-layout-grid="false"/>
      <style:text-properties fo:language="ru" fo:country="RU" officeooo:rsid="00408a50" officeooo:paragraph-rsid="00408a50"/>
    </style:style>
    <style:style style:name="P81" style:family="paragraph" style:parent-style-name="Table_20_Contents">
      <style:paragraph-properties fo:text-align="center" style:justify-single-word="false" style:snap-to-layout-grid="false"/>
      <style:text-properties fo:language="ru" fo:country="RU" officeooo:rsid="00408a50" officeooo:paragraph-rsid="00408a50"/>
    </style:style>
    <style:style style:name="P82" style:family="paragraph" style:parent-style-name="Table_20_Contents">
      <style:paragraph-properties fo:text-align="start" style:justify-single-word="false"/>
      <style:text-properties fo:language="ru" fo:country="RU" officeooo:rsid="004a5980" officeooo:paragraph-rsid="004a5980"/>
    </style:style>
    <style:style style:name="P83" style:family="paragraph" style:parent-style-name="Table_20_Contents">
      <style:paragraph-properties fo:text-align="start" style:justify-single-word="false"/>
      <style:text-properties officeooo:rsid="00489908" officeooo:paragraph-rsid="00489908"/>
    </style:style>
    <style:style style:name="P84" style:family="paragraph" style:parent-style-name="Table_20_Contents">
      <style:paragraph-properties fo:text-align="start" style:justify-single-word="false"/>
      <style:text-properties officeooo:rsid="0049047b" officeooo:paragraph-rsid="0049047b"/>
    </style:style>
    <style:style style:name="P85" style:family="paragraph" style:parent-style-name="Table_20_Contents">
      <style:paragraph-properties fo:text-align="start" style:justify-single-word="false"/>
      <style:text-properties officeooo:rsid="0049047b" officeooo:paragraph-rsid="004a5980"/>
    </style:style>
    <style:style style:name="P86" style:family="paragraph" style:parent-style-name="Table_20_Contents">
      <style:paragraph-properties fo:text-align="start" style:justify-single-word="false"/>
      <style:text-properties officeooo:rsid="004a5980" officeooo:paragraph-rsid="004a5980"/>
    </style:style>
    <style:style style:name="T1" style:family="text">
      <style:text-properties style:font-name-asian="Times New Roman" style:font-name-complex="Times New Roman"/>
    </style:style>
    <style:style style:name="T2" style:family="text">
      <style:text-properties officeooo:rsid="002ed9ff" style:font-name-asian="Times New Roman" style:font-name-complex="Times New Roman"/>
    </style:style>
    <style:style style:name="T3" style:family="text">
      <style:text-properties officeooo:rsid="00338f6e" style:font-name-asian="Times New Roman" style:font-name-complex="Times New Roman"/>
    </style:style>
    <style:style style:name="T4" style:family="text">
      <style:text-properties officeooo:rsid="00347594" style:font-name-asian="Times New Roman" style:font-name-complex="Times New Roman"/>
    </style:style>
    <style:style style:name="T5" style:family="text">
      <style:text-properties officeooo:rsid="002112ad" style:font-name-asian="Times New Roman" style:font-name-complex="Times New Roman"/>
    </style:style>
    <style:style style:name="T6" style:family="text">
      <style:text-properties officeooo:rsid="0035499e" style:font-name-asian="Times New Roman" style:font-name-complex="Times New Roman"/>
    </style:style>
    <style:style style:name="T7" style:family="text">
      <style:text-properties officeooo:rsid="0035b024" style:font-name-asian="Times New Roman" style:font-name-complex="Times New Roman"/>
    </style:style>
    <style:style style:name="T8" style:family="text">
      <style:text-properties officeooo:rsid="0037147a" style:font-name-asian="Times New Roman" style:font-name-complex="Times New Roman"/>
    </style:style>
    <style:style style:name="T9" style:family="text">
      <style:text-properties officeooo:rsid="003ccdb7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officeooo:rsid="002112ad" style:font-name-asian="Times New Roman" style:font-name-complex="Times New Roman"/>
    </style:style>
    <style:style style:name="T13" style:family="text">
      <style:text-properties fo:language="ru" fo:country="RU" officeooo:rsid="00229688" style:font-name-asian="Times New Roman" style:font-name-complex="Times New Roman"/>
    </style:style>
    <style:style style:name="T14" style:family="text">
      <style:text-properties fo:language="ru" fo:country="RU" officeooo:rsid="0022a3b2" style:font-name-asian="Times New Roman" style:font-name-complex="Times New Roman"/>
    </style:style>
    <style:style style:name="T15" style:family="text">
      <style:text-properties fo:language="ru" fo:country="RU" officeooo:rsid="002841bc" style:font-name-asian="Times New Roman" style:font-name-complex="Times New Roman"/>
    </style:style>
    <style:style style:name="T16" style:family="text">
      <style:text-properties fo:language="ru" fo:country="RU" officeooo:rsid="002ed9ff" style:font-name-asian="Times New Roman" style:font-name-complex="Times New Roman"/>
    </style:style>
    <style:style style:name="T17" style:family="text">
      <style:text-properties fo:language="ru" fo:country="RU" officeooo:rsid="0031af1f" style:font-name-asian="Times New Roman" style:font-name-complex="Times New Roman"/>
    </style:style>
    <style:style style:name="T18" style:family="text">
      <style:text-properties fo:language="ru" fo:country="RU" officeooo:rsid="00347594" style:font-name-asian="Times New Roman" style:font-name-complex="Times New Roman"/>
    </style:style>
    <style:style style:name="T19" style:family="text">
      <style:text-properties fo:language="ru" fo:country="RU" officeooo:rsid="0035b024" style:font-name-asian="Times New Roman" style:font-name-complex="Times New Roman"/>
    </style:style>
    <style:style style:name="T20" style:family="text">
      <style:text-properties fo:language="ru" fo:country="RU" officeooo:rsid="0037147a" style:font-name-asian="Times New Roman" style:font-name-complex="Times New Roman"/>
    </style:style>
    <style:style style:name="T21" style:family="text">
      <style:text-properties fo:language="ru" fo:country="RU" officeooo:rsid="00338f6e"/>
    </style:style>
    <style:style style:name="T22" style:family="text">
      <style:text-properties fo:language="ru" fo:country="RU" officeooo:rsid="00229688"/>
    </style:style>
    <style:style style:name="T23" style:family="text">
      <style:text-properties fo:language="ru" fo:country="RU" officeooo:rsid="0035499e"/>
    </style:style>
    <style:style style:name="T24" style:family="text">
      <style:text-properties fo:language="ru" fo:country="RU" officeooo:rsid="0035b024"/>
    </style:style>
    <style:style style:name="T25" style:family="text">
      <style:text-properties fo:language="ru" fo:country="RU" officeooo:rsid="003ccdb7"/>
    </style:style>
    <style:style style:name="T26" style:family="text">
      <style:text-properties fo:language="ru" fo:country="RU" officeooo:rsid="003f4337"/>
    </style:style>
    <style:style style:name="T27" style:family="text">
      <style:text-properties fo:language="ru" fo:country="RU" officeooo:rsid="00408a50"/>
    </style:style>
    <style:style style:name="T28" style:family="text">
      <style:text-properties fo:language="ru" fo:country="RU" style:text-underline-style="solid" style:text-underline-width="auto" style:text-underline-color="font-color"/>
    </style:style>
    <style:style style:name="T29" style:family="text">
      <style:text-properties fo:language="ru" fo:country="RU" officeooo:rsid="00421461"/>
    </style:style>
    <style:style style:name="T30" style:family="text">
      <style:text-properties fo:language="ru" fo:country="RU" officeooo:rsid="00445297"/>
    </style:style>
    <style:style style:name="T31" style:family="text">
      <style:text-properties fo:language="ru" fo:country="RU" officeooo:rsid="0045bd07"/>
    </style:style>
    <style:style style:name="T32" style:family="text">
      <style:text-properties fo:language="ru" fo:country="RU" officeooo:rsid="004a5980"/>
    </style:style>
    <style:style style:name="T33" style:family="text">
      <style:text-properties fo:language="en" fo:country="US"/>
    </style:style>
    <style:style style:name="T34" style:family="text">
      <style:text-properties fo:language="en" fo:country="US" style:font-name-asian="Times New Roman" style:font-name-complex="Times New Roman"/>
    </style:style>
    <style:style style:name="T35" style:family="text">
      <style:text-properties fo:language="en" fo:country="US" officeooo:rsid="0022a3b2" style:font-name-asian="Times New Roman" style:font-name-complex="Times New Roman"/>
    </style:style>
    <style:style style:name="T36" style:family="text">
      <style:text-properties fo:language="en" fo:country="US" officeooo:rsid="00347594" style:font-name-asian="Times New Roman" style:font-name-complex="Times New Roman"/>
    </style:style>
    <style:style style:name="T37" style:family="text">
      <style:text-properties fo:language="en" fo:country="US" officeooo:rsid="0035499e" style:font-name-asian="Times New Roman" style:font-name-complex="Times New Roman"/>
    </style:style>
    <style:style style:name="T38" style:family="text">
      <style:text-properties fo:language="en" fo:country="US" officeooo:rsid="0035b024" style:font-name-asian="Times New Roman" style:font-name-complex="Times New Roman"/>
    </style:style>
    <style:style style:name="T39" style:family="text">
      <style:text-properties fo:language="en" fo:country="US" officeooo:rsid="003ccdb7" style:font-name-asian="Times New Roman" style:font-name-complex="Times New Roman"/>
    </style:style>
    <style:style style:name="T40" style:family="text">
      <style:text-properties fo:language="en" fo:country="US" officeooo:rsid="00338f6e"/>
    </style:style>
    <style:style style:name="T41" style:family="text">
      <style:text-properties fo:language="en" fo:country="US" officeooo:rsid="0035499e"/>
    </style:style>
    <style:style style:name="T42" style:family="text">
      <style:text-properties fo:language="en" fo:country="US" officeooo:rsid="00374fdb"/>
    </style:style>
    <style:style style:name="T43" style:family="text">
      <style:text-properties fo:language="en" fo:country="US" officeooo:rsid="003ccdb7"/>
    </style:style>
    <style:style style:name="T44" style:family="text">
      <style:text-properties fo:language="en" fo:country="US" officeooo:rsid="00408a50"/>
    </style:style>
    <style:style style:name="T45" style:family="text">
      <style:text-properties fo:language="en" fo:country="US" officeooo:rsid="00421461"/>
    </style:style>
    <style:style style:name="T46" style:family="text">
      <style:text-properties fo:language="en" fo:country="US" officeooo:rsid="00435664"/>
    </style:style>
    <style:style style:name="T47" style:family="text">
      <style:text-properties fo:language="en" fo:country="US" officeooo:rsid="0045bd07"/>
    </style:style>
    <style:style style:name="T48" style:family="text">
      <style:text-properties fo:language="en" fo:country="US" officeooo:rsid="004701a3"/>
    </style:style>
    <style:style style:name="T49" style:family="text">
      <style:text-properties fo:language="en" fo:country="US" officeooo:rsid="0049047b"/>
    </style:style>
    <style:style style:name="T50" style:family="text">
      <style:text-properties fo:language="en" fo:country="US" officeooo:rsid="004a5980"/>
    </style:style>
    <style:style style:name="T51" style:family="text">
      <style:text-properties officeooo:rsid="00338f6e"/>
    </style:style>
    <style:style style:name="T52" style:family="text">
      <style:text-properties officeooo:rsid="0035499e"/>
    </style:style>
    <style:style style:name="T53" style:family="text">
      <style:text-properties officeooo:rsid="0035b024"/>
    </style:style>
    <style:style style:name="T54" style:family="text">
      <style:text-properties officeooo:rsid="003ccdb7"/>
    </style:style>
    <style:style style:name="T55" style:family="text">
      <style:text-properties officeooo:rsid="00421461"/>
    </style:style>
    <style:style style:name="T56" style:family="text">
      <style:text-properties officeooo:rsid="00445297"/>
    </style:style>
    <style:style style:name="T57" style:family="text">
      <style:text-properties officeooo:rsid="0045bd07"/>
    </style:style>
    <style:style style:name="T58" style:family="text">
      <style:text-properties officeooo:rsid="00489908"/>
    </style:style>
    <style:style style:name="T59" style:family="text">
      <style:text-properties officeooo:rsid="004a59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Руководство<text:span text:style-name="T1"> </text:span>программиста<text:span text:style-name="T1"> </text:span>на<text:span text:style-name="T1"> </text:span><text:span text:style-name="T11">«</text:span><text:span text:style-name="T17">клюшку»</text:span><text:span text:style-name="T1">.</text:span></text:p>
      <text:p text:style-name="P1"><text:tab/></text:p>
      <text:p text:style-name="P67">1. Настройка параметров</text:p>
      <text:p text:style-name="P6"/>
      <text:p text:style-name="P7">Запись в регистры настроек осуществляется путём выставления 32 бит слова на шину data_cntr и подтверждения сигналом cntr_valid = 1. Установленные значения всех регистров доступны по именам соответствующих цепей.</text:p>
      <text:p text:style-name="P7"/>
      <text:p text:style-name="P68">Массив регистров состоит из 2-х частей:</text:p>
      <text:p text:style-name="P6"/>
      <text:p text:style-name="P7"><text:span text:style-name="T51">1.1 </text:span>Регистры виртуальных каналов.</text:p>
      <text:p text:style-name="P9">Формат данных:</text:p>
      <text:p text:style-name="P3">data_cntr[31] = 0 – <text:span text:style-name="T10">признак обращения к регистрам виртуальных каналов</text:span></text:p>
      <text:p text:style-name="P3"><text:span text:style-name="T10">data_cntr</text:span><text:span text:style-name="T51">[30:28] – </text:span><text:span text:style-name="T21">номер регистра (команда записи)</text:span></text:p>
      <text:p text:style-name="P3"><text:span text:style-name="T21">data_cntr[</text:span><text:span text:style-name="T51">27</text:span><text:span text:style-name="T21">:2</text:span><text:span text:style-name="T51">4</text:span><text:span text:style-name="T21">] — номер канала</text:span></text:p>
      <text:p text:style-name="P3"><text:span text:style-name="T21">data_cntr</text:span><text:span text:style-name="T51">[7:0] – </text:span><text:span text:style-name="T21">значение </text:span></text:p>
      <text:p text:style-name="Standard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0">Номер</text:p>
            <text:p text:style-name="P57">регистра</text:p>
          </table:table-cell>
          <table:table-cell table:style-name="Таблица1.A1" office:value-type="string">
            <text:p text:style-name="P63">Имя регистра / разрядность</text:p>
          </table:table-cell>
          <table:table-cell table:style-name="Таблица1.A1" office:value-type="string">
            <text:p text:style-name="P20">назначение</text:p>
          </table:table-cell>
          <table:table-cell table:style-name="Таблица1.D1" office:value-type="string">
            <text:p text:style-name="P28">default</text:p>
          </table:table-cell>
        </table:table-row>
        <table:table-row table:style-name="Таблица1.1">
          <table:table-cell table:style-name="Таблица1.A2" office:value-type="string">
            <text:p text:style-name="P44">0</text:p>
          </table:table-cell>
          <table:table-cell table:style-name="Таблица1.A2" office:value-type="string">
            <text:p text:style-name="P53">frq_div / <text:span text:style-name="T40">8</text:span></text:p>
          </table:table-cell>
          <table:table-cell table:style-name="Таблица1.A2" office:value-type="string">
            <text:p text:style-name="P22"><text:span text:style-name="T10">Делитель</text:span><text:span text:style-name="T11"> </text:span><text:span text:style-name="T10">частоты</text:span><text:span text:style-name="T11"> </text:span><text:span text:style-name="T10">зондирующего</text:span><text:span text:style-name="T11"> </text:span><text:span text:style-name="T10">импульса</text:span><text:span text:style-name="T11"> </text:span><text:span text:style-name="T33">N</text:span><text:span text:style-name="T34">=250</text:span><text:span text:style-name="T10">МГц</text:span><text:span text:style-name="T11">/</text:span><text:span text:style-name="T34">(</text:span><text:span text:style-name="T33">F</text:span><text:span text:style-name="T10">зонд</text:span><text:span text:style-name="T11">*2)-1</text:span></text:p>
            <text:p text:style-name="P55">(значение по умолчанию обеспечивает <text:span text:style-name="T33">F</text:span>зонд=2.5 МГц</text:p>
          </table:table-cell>
          <table:table-cell table:style-name="Таблица1.D2" office:value-type="string">
            <text:p text:style-name="P32">8’d49 (2.5 MHz)</text:p>
          </table:table-cell>
        </table:table-row>
        <table:table-row table:style-name="Таблица1.1">
          <table:table-cell table:style-name="Таблица1.A2" office:value-type="string">
            <text:p text:style-name="P44">1</text:p>
          </table:table-cell>
          <table:table-cell table:style-name="Таблица1.A2" office:value-type="string">
            <text:p text:style-name="P28"><text:span text:style-name="T1">pulse_w / </text:span><text:span text:style-name="T3">8</text:span></text:p>
          </table:table-cell>
          <table:table-cell table:style-name="Таблица1.A2" office:value-type="string">
            <text:p text:style-name="P22"><text:span text:style-name="T11">Ширина зондирующего импульса </text:span><text:span text:style-name="T34">0&lt;=T&lt;=N </text:span><text:span text:style-name="T11">в тактах 4 нс. </text:span><text:span text:style-name="T34">(</text:span><text:span text:style-name="T11">при </text:span><text:span text:style-name="T34">T=0 </text:span><text:span text:style-name="T11">импульс не выдается, при </text:span><text:span text:style-name="T34">T=N </text:span><text:span text:style-name="T11">ширина импульса равна полупериоду зондирования)</text:span></text:p>
          </table:table-cell>
          <table:table-cell table:style-name="Таблица1.D2" office:value-type="string">
            <text:p text:style-name="P32">8’d25 <text:span text:style-name="T10">(100 </text:span>ns)</text:p>
          </table:table-cell>
        </table:table-row>
        <table:table-row table:style-name="Таблица1.1">
          <table:table-cell table:style-name="Таблица1.A2" office:value-type="string">
            <text:p text:style-name="P44">2</text:p>
          </table:table-cell>
          <table:table-cell table:style-name="Таблица1.A2" office:value-type="string">
            <text:p text:style-name="P28"><text:span text:style-name="T1">diag_data / </text:span><text:span text:style-name="T4">8</text:span></text:p>
          </table:table-cell>
          <table:table-cell table:style-name="Таблица1.A2" office:value-type="string">
            <text:p text:style-name="P23">Управление<text:span text:style-name="T1"> </text:span>диаграммой<text:span text:style-name="T1"> </text:span>зондирования<text:span text:style-name="T1">. </text:span></text:p>
            <text:p text:style-name="P23"><text:span text:style-name="T34">D[0..</text:span><text:span text:style-name="T11">3</text:span><text:span text:style-name="T34">] </text:span><text:span text:style-name="T11">- Количество зондирующих импульсов.</text:span></text:p>
            <text:p text:style-name="P23"><text:span text:style-name="T34">D[</text:span><text:span text:style-name="T11">4..7</text:span><text:span text:style-name="T34">] </text:span><text:span text:style-name="T11">- Количество тактов «гашения».</text:span></text:p>
            <text:p text:style-name="P23"><text:span text:style-name="T11">Начало цикла </text:span><text:span text:style-name="T15">зондирования </text:span><text:span text:style-name="T11">является точкой привязки для начала отсчета задержки получаемых данных.</text:span></text:p>
          </table:table-cell>
          <table:table-cell table:style-name="Таблица1.D2" office:value-type="string">
            <text:p text:style-name="P23"><text:span text:style-name="T36">8’h</text:span><text:span text:style-name="T12">8</text:span><text:span text:style-name="T11">4</text:span><text:span text:style-name="T34"> <text:s text:c="26"/></text:span><text:span text:style-name="T11">(4 импульса + </text:span><text:span text:style-name="T12">8 </text:span><text:span text:style-name="T11">такт</text:span><text:span text:style-name="T12">ов</text:span><text:span text:style-name="T11"> «гашения»)</text:span></text:p>
          </table:table-cell>
        </table:table-row>
        <table:table-row table:style-name="Таблица1.1">
          <table:table-cell table:style-name="Таблица1.A2" office:value-type="string">
            <text:p text:style-name="P44">3</text:p>
          </table:table-cell>
          <table:table-cell table:style-name="Таблица1.A2" office:value-type="string">
            <text:p text:style-name="P51"><text:span text:style-name="T1">smax_num / </text:span><text:span text:style-name="T36">8</text:span></text:p>
          </table:table-cell>
          <table:table-cell table:style-name="Таблица1.A2" office:value-type="string">
            <text:p text:style-name="P23"><text:span text:style-name="T34">M </text:span><text:span text:style-name="T15">+ 1 </text:span><text:span text:style-name="T34">= </text:span><text:span text:style-name="T1">Количество «сырых» отсчетов АЦП для построения огибающей (выделения максимума).</text:span></text:p>
          </table:table-cell>
          <table:table-cell table:style-name="Таблица1.D2" office:value-type="string">
            <text:p text:style-name="P43"><text:span text:style-name="T1">8’d</text:span><text:span text:style-name="T5">2</text:span><text:span text:style-name="T1">5 </text:span></text:p>
          </table:table-cell>
        </table:table-row>
        <table:table-row table:style-name="Таблица1.1">
          <table:table-cell table:style-name="Таблица1.A2" office:value-type="string">
            <text:p text:style-name="P35">4</text:p>
          </table:table-cell>
          <table:table-cell table:style-name="Таблица1.A2" office:value-type="string">
            <text:p text:style-name="P28"><text:span text:style-name="T1">words_num / </text:span><text:span text:style-name="T4">8</text:span></text:p>
          </table:table-cell>
          <table:table-cell table:style-name="Таблица1.A2" office:value-type="string">
            <text:p text:style-name="P23"><text:span text:style-name="T33">L</text:span><text:span text:style-name="T34"> </text:span><text:span text:style-name="T15">+ 1 </text:span><text:span text:style-name="T34">= </text:span>Количество<text:span text:style-name="T1"> </text:span>слов<text:span text:style-name="T1"> (32 </text:span>бит<text:span text:style-name="T1"> </text:span>данных<text:span text:style-name="T1">) </text:span>которое<text:span text:style-name="T1"> </text:span>будет<text:span text:style-name="T1"> </text:span>передано.<text:span text:style-name="T34"> </text:span><text:span text:style-name="T18">Д</text:span><text:span text:style-name="T10">анные</text:span><text:span text:style-name="T11"> </text:span><text:span text:style-name="T10">упакованы</text:span><text:span text:style-name="T11"> </text:span><text:span text:style-name="T10">по</text:span><text:span text:style-name="T11"> 4 </text:span><text:span text:style-name="T10">байта</text:span><text:span text:style-name="T11"> </text:span><text:span text:style-name="T10">в</text:span><text:span text:style-name="T11"> 32-</text:span><text:span text:style-name="T10">х</text:span><text:span text:style-name="T11"> </text:span><text:span text:style-name="T10">битном</text:span><text:span text:style-name="T11"> </text:span><text:span text:style-name="T10">слове</text:span><text:span text:style-name="T11">. </text:span><text:span text:style-name="T10">Поступивший</text:span><text:span text:style-name="T11"> </text:span><text:span text:style-name="T10">первым</text:span><text:span text:style-name="T11"> </text:span><text:span text:style-name="T10">отсчет</text:span><text:span text:style-name="T11"> </text:span><text:span text:style-name="T10">находится</text:span><text:span text:style-name="T11"> </text:span><text:span text:style-name="T10">в</text:span><text:span text:style-name="T11"> </text:span><text:span text:style-name="T16">старших</text:span><text:span text:style-name="T11"> </text:span><text:span text:style-name="T10">разрядах</text:span><text:span text:style-name="T11"> </text:span><text:span text:style-name="T10">слова</text:span><text:span text:style-name="T11">.</text:span></text:p>
            <text:p text:style-name="P23"><text:span text:style-name="T11"><text:s/>Таким образом,</text:span><text:span text:style-name="T34"> </text:span><text:span text:style-name="T11">общее количество </text:span><text:span text:style-name="T34"><text:s/></text:span><text:span text:style-name="T11">= </text:span><text:span text:style-name="T15">(</text:span><text:span text:style-name="T34">L</text:span><text:span text:style-name="T15">+1)</text:span><text:span text:style-name="T34">*4*M(</text:span><text:span text:style-name="T11">см. выше)</text:span></text:p>
          </table:table-cell>
          <table:table-cell table:style-name="Таблица1.D2" office:value-type="string">
            <text:p text:style-name="P37">31 </text:p>
            <text:p text:style-name="P37"><text:span text:style-name="T52">(</text:span><text:span text:style-name="T22">32*4 =128 байт выбранных из 32*4*32 = 4096 «сырых» отсчетов.)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46">5</text:p>
          </table:table-cell>
          <table:table-cell table:style-name="Таблица1.A2" office:value-type="string">
            <text:p text:style-name="P29"><text:span text:style-name="T6">o</text:span><text:span text:style-name="T1">ffset / </text:span><text:span text:style-name="T6">8</text:span></text:p>
          </table:table-cell>
          <table:table-cell table:style-name="Таблица1.A2" office:value-type="string">
            <text:p text:style-name="P23"><text:span text:style-name="T16">С</text:span><text:span text:style-name="T14">мещени</text:span><text:span text:style-name="T16">е</text:span><text:span text:style-name="T14"> АЦП</text:span><text:span text:style-name="T35">.</text:span></text:p>
          </table:table-cell>
          <table:table-cell table:style-name="Таблица1.D2" office:value-type="string">
            <text:p text:style-name="P77">8’d131</text:p>
          </table:table-cell>
        </table:table-row>
        <table:table-row table:style-name="Таблица1.1">
          <table:table-cell table:style-name="Таблица1.A2" office:value-type="string">
            <text:p text:style-name="P48">6</text:p>
          </table:table-cell>
          <table:table-cell table:style-name="Таблица1.A2" office:value-type="string">
            <text:p text:style-name="P21"><text:span text:style-name="T13">mul_c / </text:span><text:span text:style-name="T37">6</text:span></text:p>
          </table:table-cell>
          <table:table-cell table:style-name="Таблица1.A2" office:value-type="string">
            <text:p text:style-name="P59"><text:span text:style-name="T11">Множитель данных </text:span><text:span text:style-name="T34">C. </text:span><text:span text:style-name="T11">данные умножаются на </text:span><text:span text:style-name="T34">C/16 </text:span></text:p>
          </table:table-cell>
          <table:table-cell table:style-name="Таблица1.D2" office:value-type="string">
            <text:p text:style-name="P38"><text:span text:style-name="T52">6’d</text:span>19</text:p>
          </table:table-cell>
        </table:table-row>
      </table:table>
      <text:p text:style-name="P2"><text:tab/><text:tab/><text:tab/></text:p>
      <text:p text:style-name="P11"><text:tab/><text:tab/></text:p>
      <text:p text:style-name="P11"/>
      <text:p text:style-name="P8"><text:span text:style-name="T51">1.</text:span><text:span text:style-name="T41">2</text:span><text:span text:style-name="T51"> </text:span>Регистры <text:span text:style-name="T23">физических</text:span> каналов.</text:p>
      <text:p text:style-name="P10">Формат данных:</text:p>
      <text:p text:style-name="P4">data_cntr[31] = <text:span text:style-name="T23">1</text:span> – <text:span text:style-name="T10">признак обращения к регистрам виртуальных каналов</text:span></text:p>
      <text:p text:style-name="P4"><text:span text:style-name="T10">data_cntr</text:span><text:span text:style-name="T51">[30:2</text:span><text:span text:style-name="T23">6</text:span><text:span text:style-name="T51">] – </text:span><text:span text:style-name="T21">номер регистра (команда записи)</text:span></text:p>
      <text:p text:style-name="P4"><text:span text:style-name="T21">data_cntr[</text:span><text:span text:style-name="T51">2</text:span><text:span text:style-name="T23">5</text:span><text:span text:style-name="T21">:2</text:span><text:span text:style-name="T51">4</text:span><text:span text:style-name="T21">] — номер канала</text:span></text:p>
      <text:p text:style-name="P4"><text:span text:style-name="T21">data_cntr</text:span><text:span text:style-name="T51">[</text:span><text:span text:style-name="T23">23</text:span><text:span text:style-name="T51">:0] – </text:span><text:span text:style-name="T21">значение </text:span></text:p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4">Номер</text:p>
            <text:p text:style-name="P58">регистра</text:p>
          </table:table-cell>
          <table:table-cell table:style-name="Таблица2.A1" office:value-type="string">
            <text:p text:style-name="P64">Имя регистра / разрядность</text:p>
          </table:table-cell>
          <table:table-cell table:style-name="Таблица2.A1" office:value-type="string">
            <text:p text:style-name="P24">назначение</text:p>
          </table:table-cell>
          <table:table-cell table:style-name="Таблица2.D1" office:value-type="string">
            <text:p text:style-name="P30">default</text:p>
          </table:table-cell>
        </table:table-row>
        <table:table-row table:style-name="Таблица2.1"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54">znd_delay0 / <text:span text:style-name="T41">24</text:span></text:p>
          </table:table-cell>
          <table:table-cell table:style-name="Таблица2.A2" office:value-type="string">
            <text:p text:style-name="P65"><text:span text:style-name="T16">З</text:span><text:span text:style-name="T11">адержка маркера зондирующего №0 относительно msync_n в тактах 50 </text:span><text:span text:style-name="T34">ns</text:span></text:p>
          </table:table-cell>
          <table:table-cell table:style-name="Таблица2.D2" office:value-type="string">
            <text:p text:style-name="P33"><text:span text:style-name="T53">24</text:span>’d<text:span text:style-name="T53">0 (0 ns)</text:span></text:p>
          </table:table-cell>
        </table:table-row>
        <table:table-row table:style-name="Таблица2.1">
          <table:table-cell table:style-name="Таблица2.A2" office:value-type="string">
            <text:p text:style-name="P45">1</text:p>
          </table:table-cell>
          <table:table-cell table:style-name="Таблица2.A2" office:value-type="string">
            <text:p text:style-name="P30"><text:span text:style-name="T1">znd_delay</text:span><text:span text:style-name="T6">1</text:span><text:span text:style-name="T1"> / </text:span><text:span text:style-name="T6">24</text:span></text:p>
          </table:table-cell>
          <table:table-cell table:style-name="Таблица2.A2" office:value-type="string">
            <text:p text:style-name="P65"><text:span text:style-name="T16">З</text:span><text:span text:style-name="T11">адержка маркера зондирующего №</text:span><text:span text:style-name="T34">1</text:span><text:span text:style-name="T11"> относительно msync_n в тактах 50 </text:span><text:span text:style-name="T34">ns</text:span></text:p>
          </table:table-cell>
          <table:table-cell table:style-name="Таблица2.D2" office:value-type="string">
            <text:p text:style-name="P34"><text:span text:style-name="T53">24</text:span>’d<text:span text:style-name="T53">4000 (2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45">2</text:p>
          </table:table-cell>
          <table:table-cell table:style-name="Таблица2.A2" office:value-type="string">
            <text:p text:style-name="P30"><text:span text:style-name="T1">znd_delay</text:span><text:span text:style-name="T6">2</text:span><text:span text:style-name="T1"> / </text:span><text:span text:style-name="T6">24</text:span></text:p>
          </table:table-cell>
          <table:table-cell table:style-name="Таблица2.A2" office:value-type="string">
            <text:p text:style-name="P25"><text:span text:style-name="T16">З</text:span><text:span text:style-name="T19">адержка маркера зондирующего №</text:span><text:span text:style-name="T38">2</text:span><text:span text:style-name="T19"> относительно msync_n в тактах 50 </text:span><text:span text:style-name="T38">ns</text:span></text:p>
          </table:table-cell>
          <table:table-cell table:style-name="Таблица2.D2" office:value-type="string">
            <text:p text:style-name="P34"><text:span text:style-name="T24">24</text:span><text:span text:style-name="T11">’</text:span>d<text:span text:style-name="T53">8000</text:span><text:span text:style-name="T24"> (</text:span><text:span text:style-name="T53">400</text:span><text:span text:style-name="T24"> ns)</text:span></text:p>
          </table:table-cell>
        </table:table-row>
        <table:table-row table:style-name="Таблица2.1">
          <table:table-cell table:style-name="Таблица2.A2" office:value-type="string">
            <text:p text:style-name="P40">3</text:p>
          </table:table-cell>
          <table:table-cell table:style-name="Таблица2.A2" office:value-type="string">
            <text:p text:style-name="P52"><text:span text:style-name="T1">znd_delay</text:span><text:span text:style-name="T37">3</text:span><text:span text:style-name="T1"> / </text:span><text:span text:style-name="T37">24</text:span></text:p>
          </table:table-cell>
          <table:table-cell table:style-name="Таблица2.A2" office:value-type="string">
            <text:p text:style-name="P25"><text:span text:style-name="T16">З</text:span><text:span text:style-name="T19">адержка маркера зондирующего №</text:span><text:span text:style-name="T38">3</text:span><text:span text:style-name="T19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34"><text:span text:style-name="T53">24</text:span><text:span text:style-name="T1">’d</text:span><text:span text:style-name="T53">12000 (6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36">4</text:p>
          </table:table-cell>
          <table:table-cell table:style-name="Таблица2.A2" office:value-type="string">
            <text:p text:style-name="P30"><text:span text:style-name="T1">data_delay0 / </text:span><text:span text:style-name="T7">24</text:span></text:p>
          </table:table-cell>
          <table:table-cell table:style-name="Таблица2.A2" office:value-type="string">
            <text:p text:style-name="P26"><text:span text:style-name="T16">З</text:span><text:span text:style-name="T19">адержка маркера </text:span><text:span text:style-name="T20">данных</text:span><text:span text:style-name="T19"> №</text:span><text:span text:style-name="T20">0</text:span><text:span text:style-name="T19"> относительно msync_n в тактах 50 </text:span><text:span text:style-name="T38">ns</text:span><text:span text:style-name="T11"> </text:span></text:p>
          </table:table-cell>
          <table:table-cell table:style-name="Таблица2.D2" office:value-type="string">
            <text:p text:style-name="P34"><text:span text:style-name="T24">24</text:span><text:span text:style-name="T22">’d</text:span><text:span text:style-name="T24">0 (0 ns)</text:span></text:p>
          </table:table-cell>
        </table:table-row>
        <table:table-row table:style-name="Таблица2.1">
          <table:table-cell table:style-name="Таблица2.A2" office:value-type="string">
            <text:p text:style-name="P47">5</text:p>
          </table:table-cell>
          <table:table-cell table:style-name="Таблица2.A2" office:value-type="string">
            <text:p text:style-name="P31"><text:span text:style-name="T6">data_delay0 / </text:span><text:span text:style-name="T7">24</text:span></text:p>
          </table:table-cell>
          <table:table-cell table:style-name="Таблица2.A2" office:value-type="string">
            <text:p text:style-name="P26"><text:span text:style-name="T16">З</text:span><text:span text:style-name="T19">адержка маркера </text:span><text:span text:style-name="T20">данных</text:span><text:span text:style-name="T19"> №</text:span><text:span text:style-name="T20">1</text:span><text:span text:style-name="T19"> относительно msync_n в тактах 50 </text:span><text:span text:style-name="T38">ns</text:span><text:span text:style-name="T14"> </text:span></text:p>
          </table:table-cell>
          <table:table-cell table:style-name="Таблица2.D2" office:value-type="string">
            <text:p text:style-name="P34"><text:span text:style-name="T53">24</text:span><text:span text:style-name="T33">’d</text:span><text:span text:style-name="T53">4000 (2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49">6</text:p>
          </table:table-cell>
          <table:table-cell table:style-name="Таблица2.A2" office:value-type="string">
            <text:p text:style-name="P31"><text:span text:style-name="T6">data_delay0 / </text:span><text:span text:style-name="T7">24</text:span></text:p>
          </table:table-cell>
          <table:table-cell table:style-name="Таблица2.A2" office:value-type="string">
            <text:p text:style-name="P60"><text:span text:style-name="T2">З</text:span><text:span text:style-name="T7">адержка маркера </text:span><text:span text:style-name="T8">данных</text:span><text:span text:style-name="T7"> №</text:span><text:span text:style-name="T8">2</text:span><text:span text:style-name="T7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34"><text:span text:style-name="T24">24</text:span><text:span text:style-name="T10">’</text:span>d<text:span text:style-name="T53">8000</text:span><text:span text:style-name="T24"> (</text:span><text:span text:style-name="T53">400</text:span><text:span text:style-name="T24"> ns)</text:span></text:p>
          </table:table-cell>
        </table:table-row>
        <table:table-row table:style-name="Таблица2.1">
          <table:table-cell table:style-name="Таблица2.A2" office:value-type="string">
            <text:p text:style-name="P50">7</text:p>
          </table:table-cell>
          <table:table-cell table:style-name="Таблица2.A2" office:value-type="string">
            <text:p text:style-name="P31"><text:span text:style-name="T1">data_delay0 / </text:span><text:span text:style-name="T7">24</text:span></text:p>
          </table:table-cell>
          <table:table-cell table:style-name="Таблица2.A2" office:value-type="string">
            <text:p text:style-name="P60"><text:span text:style-name="T2">З</text:span><text:span text:style-name="T7">адержка маркера </text:span><text:span text:style-name="T8">данных</text:span><text:span text:style-name="T7"> №</text:span><text:span text:style-name="T8">3</text:span><text:span text:style-name="T7"> относительно msync_n в тактах 50 </text:span><text:span text:style-name="T38">ns</text:span><text:span text:style-name="T1"> </text:span></text:p>
          </table:table-cell>
          <table:table-cell table:style-name="Таблица2.D2" office:value-type="string">
            <text:p text:style-name="P34"><text:span text:style-name="T53">24</text:span>’d<text:span text:style-name="T53">12000 (600 ns)</text:span></text:p>
          </table:table-cell>
        </table:table-row>
        <table:table-row table:style-name="Таблица2.1">
          <table:table-cell table:style-name="Таблица2.A2" office:value-type="string">
            <text:p text:style-name="P50">8</text:p>
          </table:table-cell>
          <table:table-cell table:style-name="Таблица2.A2" office:value-type="string">
            <text:p text:style-name="P24">num_order_z / <text:span text:style-name="T42">8</text:span></text:p>
          </table:table-cell>
          <table:table-cell table:style-name="Таблица2.A2" office:value-type="string">
            <text:p text:style-name="P61">Порядок включения зондирующих (см. ниже)</text:p>
          </table:table-cell>
          <table:table-cell table:style-name="Таблица2.D2" office:value-type="string">
            <text:p text:style-name="P41">8’b11100100 ( 0 -&gt; 1 -&gt; 2 -&gt; 3)</text:p>
          </table:table-cell>
        </table:table-row>
        <table:table-row table:style-name="Таблица2.1">
          <table:table-cell table:style-name="Таблица2.A2" office:value-type="string">
            <text:p text:style-name="P39">9</text:p>
          </table:table-cell>
          <table:table-cell table:style-name="Таблица2.A2" office:value-type="string">
            <text:p text:style-name="P24">num_order_<text:span text:style-name="T42">x / 8</text:span></text:p>
          </table:table-cell>
          <table:table-cell table:style-name="Таблица2.A2" office:value-type="string">
            <text:p text:style-name="P61">Порядок коммутации входов <text:s text:c="11"/>(см. ниже)</text:p>
          </table:table-cell>
          <table:table-cell table:style-name="Таблица2.D2" office:value-type="string">
            <text:p text:style-name="P41">8’b11100100 ( 0 -&gt; 1 -&gt; 2 -&gt; 3)</text:p>
          </table:table-cell>
        </table:table-row>
        <table:table-row table:style-name="Таблица2.1">
          <table:table-cell table:style-name="Таблица2.A2" office:value-type="string">
            <text:p text:style-name="P39">A</text:p>
          </table:table-cell>
          <table:table-cell table:style-name="Таблица2.A2" office:value-type="string">
            <text:p text:style-name="P24">pdwn_x / <text:span text:style-name="T42">1</text:span></text:p>
          </table:table-cell>
          <table:table-cell table:style-name="Таблица2.A2" office:value-type="string">
            <text:p text:style-name="P61">Перевод канала в <text:span text:style-name="T33">sleep </text:span>режим</text:p>
          </table:table-cell>
          <table:table-cell table:style-name="Таблица2.D2" office:value-type="string">
            <text:p text:style-name="P41">1’b0</text:p>
          </table:table-cell>
        </table:table-row>
        <table:table-row table:style-name="Таблица2.1">
          <table:table-cell table:style-name="Таблица2.A2" office:value-type="string">
            <text:p text:style-name="P42">1F</text:p>
            <text:p text:style-name="P56">(номер канала любой)</text:p>
          </table:table-cell>
          <table:table-cell table:style-name="Таблица2.A2" office:value-type="string">
            <text:p text:style-name="P24"><text:span text:style-name="T46">h</text:span>pwon / <text:span text:style-name="T46">3</text:span></text:p>
          </table:table-cell>
          <table:table-cell table:style-name="Таблица2.A2" office:value-type="string">
            <text:p text:style-name="P62">Включение и регулировка питания зондирующего <text:span text:style-name="T56">(каждая 1 в любом разряде добавляет 30 В) </text:span></text:p>
          </table:table-cell>
          <table:table-cell table:style-name="Таблица2.D2" office:value-type="string">
            <text:p text:style-name="P42">3’b0<text:span text:style-name="T30">00 (0В)</text:span></text:p>
          </table:table-cell>
        </table:table-row>
      </table:table>
      <text:p text:style-name="P11"/>
      <text:p text:style-name="P11"/>
      <text:p text:style-name="P12">2. Порядок работы.</text:p>
      <text:p text:style-name="P12"/>
      <text:p text:style-name="P13"><text:soft-page-break/>Цикл работы начинается с подачи сигнала msync_n низкого уровня на время не менее 80 <text:span text:style-name="T33">ns.</text:span></text:p>
      <text:p text:style-name="P14">Цикл может содержать до 4-х маркеров выдачи зондирующего импульса и до 4-х маркеров переключения <text:span text:style-name="T54">входов виртуальных каналов и фиксации входных данных. Задержка каждого маркера задаётся регистрами </text:span><text:span text:style-name="T39">znd_delay </text:span><text:span text:style-name="T9">и </text:span><text:span text:style-name="T37">data_delay </text:span><text:span text:style-name="T9">соответственно. Маркеры полностью независимы друг от друга. (Нет требования что-бы задержка с большим номером имела большее значение) Порядок переключения каналов определяется исключительно регистрами <text:s text:c="2"/></text:span></text:p>
      <text:p text:style-name="P27">num_order_z <text:span text:style-name="T54">для зондирующего и num_order_</text:span><text:span text:style-name="T43">x </text:span><text:span text:style-name="T25">для данных. </text:span><text:span text:style-name="T26">Единственное условие — если интервал между соседними маркерами меньше длительности полной последовательности зондирующих импульсов или времени фиксации данных, установленных для более раннего маркера, то более поздний считается некорректным и игнорируется.</text:span></text:p>
      <text:p text:style-name="P27"><text:span text:style-name="T27">Формат регистров </text:span><text:span text:style-name="T26"><text:s/>num_order_z </text:span><text:span text:style-name="T27">и num_order_</text:span><text:span text:style-name="T42">x</text:span><text:span text:style-name="T27">:</text:span></text:p>
      <text:p text:style-name="P27"><text:span text:style-name="T27">num_order</text:span><text:span text:style-name="T44">[1:0] – </text:span><text:span text:style-name="T27">номер канала подключаемого по 1-му (по времени) маркеру</text:span></text:p>
      <text:p text:style-name="P27"><text:span text:style-name="T27">num_order</text:span><text:span text:style-name="T44">[</text:span><text:span text:style-name="T27">3</text:span><text:span text:style-name="T44">:</text:span><text:span text:style-name="T27">2</text:span><text:span text:style-name="T44">] – </text:span><text:span text:style-name="T27">номер канала подключаемого по 2-му (по времени) маркеру</text:span></text:p>
      <text:p text:style-name="P27"><text:span text:style-name="T27">num_order</text:span><text:span text:style-name="T44">[</text:span><text:span text:style-name="T27">5</text:span><text:span text:style-name="T44">:</text:span><text:span text:style-name="T27">4</text:span><text:span text:style-name="T44">] – </text:span><text:span text:style-name="T27">номер канала подключаемого по 3-му (по времени) маркеру</text:span></text:p>
      <text:p text:style-name="P27"><text:span text:style-name="T27">num_order</text:span><text:span text:style-name="T44">[</text:span><text:span text:style-name="T27">7</text:span><text:span text:style-name="T44">:</text:span><text:span text:style-name="T27">6</text:span><text:span text:style-name="T44">] – </text:span><text:span text:style-name="T27">номер канала подключаемого по 4-му (по времени) маркеру</text:span></text:p>
      <text:p text:style-name="P80">В случае пропуска одного или более маркеров (см. выше) этот список переключений сокращается начиная с нижней строки.</text:p>
      <text:p text:style-name="P80"/>
      <text:p text:style-name="P81">3.Выдача данных.</text:p>
      <text:p text:style-name="P11"/>
      <text:p text:style-name="P15">Данные выдаются на линиях data_out соответствующего физического канала по 32 бита в сопровождении сигналов data_valid, data_count и chan_cmpl.</text:p>
      <text:p text:style-name="P15"/>
      <text:p text:style-name="P15">data_valid = 1 данные достоверны.</text:p>
      <text:p text:style-name="P15"/>
      <text:p text:style-name="P15">Формат цепи data_count:</text:p>
      <text:p text:style-name="P15">data_count<text:span text:style-name="T33">[9:8] – </text:span><text:span text:style-name="T10">номер текущего логического канала (для данного физического)</text:span></text:p>
      <text:p text:style-name="P15"><text:span text:style-name="T33">data_count[</text:span><text:span text:style-name="T10">7:0</text:span><text:span text:style-name="T33">] – </text:span><text:span text:style-name="T10">номер текущего слова данных</text:span></text:p>
      <text:p text:style-name="P69"/>
      <text:p text:style-name="P15"><text:span text:style-name="T10">chan_cmpl = 1 все данные для текущего </text:span><text:span text:style-name="T28">логического</text:span><text:span text:style-name="T10"> канала выданы. </text:span></text:p>
      <text:p text:style-name="P69"/>
      <text:p text:style-name="P70">4. Прочие сигналы.</text:p>
      <text:p text:style-name="P70"/>
      <text:p text:style-name="P17"><text:span text:style-name="T55">4.1 интерфейс </text:span><text:span text:style-name="T45">phy </text:span><text:span text:style-name="T29">№ 1 (может быть подключена ко 2- му дефектоскопу):</text:span></text:p>
      <text:p text:style-name="P17">rxd_1x, rxer_1x, rxdv_1x, rxclk_1x, <text:s/>col_1x, crs_1x, txd_1x, txer_1x, txen_1x, txclk_1x,</text:p>
      <text:p text:style-name="P11">mdio_1x, mdc_1x, nrst_1x.</text:p>
      <text:p text:style-name="P17"><text:span text:style-name="T55">4.2 интерфейс </text:span><text:span text:style-name="T45">phy </text:span><text:span text:style-name="T29">№ 2 (должна быть подключена к головному устройству):</text:span></text:p>
      <text:p text:style-name="P11">rxd_2x, rxer_2x, rxdv_2x, rxclk_2x, col_2x, crs_2x, txd_2x, txer_2x, txen_2x, txclk_2x,</text:p>
      <text:p text:style-name="P11">mdio_2x, mdc_2x, nrst_2x.</text:p>
      <text:p text:style-name="P16">4.3 <text:span text:style-name="T33">COM </text:span><text:span text:style-name="T10">порты:</text:span></text:p>
      <text:p text:style-name="P16"><text:span text:style-name="T10">com0_tx, </text:span>com0_rx, com1_tx, com1_rx.</text:p>
      <text:p text:style-name="P16">4.4 светодиоды для тестовых целей:</text:p>
      <text:p text:style-name="P16"><text:s/><text:span text:style-name="T33">led[3:0]</text:span></text:p>
      <text:p text:style-name="P16"><text:span text:style-name="T33">4.5 </text:span><text:span text:style-name="T10">сигналы от датчика пути:</text:span></text:p>
      <text:p text:style-name="P16"><text:span text:style-name="T10">adp, </text:span>bdp.</text:p>
      <text:p text:style-name="P18">4.6 <text:span text:style-name="T57">связь с контроллером питания </text:span><text:span text:style-name="T47">STM8S003 (</text:span><text:span text:style-name="T31">может быть использована например для подготовки к выключению):</text:span></text:p>
      <text:p text:style-name="P18"><text:span text:style-name="T31">intst — вход соединён с </text:span><text:span text:style-name="T48">PD5</text:span></text:p>
      <text:p text:style-name="P19">outtst — <text:span text:style-name="T57">выход соединён с </text:span><text:span text:style-name="T48">PC3</text:span></text:p>
      <text:p text:style-name="P5">4.7 RS422 <text:span text:style-name="T10">синхронизация:</text:span></text:p>
      <text:p text:style-name="P71">sync.</text:p>
      <text:p text:style-name="P73"><text:tab/></text:p>
      <text:p text:style-name="P74"><text:soft-page-break/><text:span text:style-name="T58">5. Контроллер питания <text:s/></text:span><text:span text:style-name="T47">STM8S003</text:span></text:p>
      <text:p text:style-name="P75"><text:span text:style-name="T47"/></text:p>
      <text:p text:style-name="P72">5.1 Тактовая частота 16 МГц. </text:p>
      <text:p text:style-name="P72">5.2 Используемые выводы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78">pin</text:p>
          </table:table-cell>
          <table:table-cell table:style-name="Таблица3.A1" office:value-type="string">
            <text:p text:style-name="P83">порт</text:p>
          </table:table-cell>
          <table:table-cell table:style-name="Таблица3.A1" office:value-type="string">
            <text:p text:style-name="P83">сигнал</text:p>
          </table:table-cell>
          <table:table-cell table:style-name="Таблица3.D1" office:value-type="string">
            <text:p text:style-name="P83">назначение</text:p>
          </table:table-cell>
        </table:table-row>
        <table:table-row>
          <table:table-cell table:style-name="Таблица3.A2" office:value-type="string">
            <text:p text:style-name="P83">14</text:p>
          </table:table-cell>
          <table:table-cell table:style-name="Таблица3.A2" office:value-type="string">
            <text:p text:style-name="P78">PB2</text:p>
          </table:table-cell>
          <table:table-cell table:style-name="Таблица3.A2" office:value-type="string">
            <text:p text:style-name="P79">off4</text:p>
          </table:table-cell>
          <table:table-cell table:style-name="Таблица3.D2" office:value-type="string">
            <text:p text:style-name="P84">0 — <text:span text:style-name="T59">отключение +6.6В (питание усилителей и АЦП)</text:span></text:p>
          </table:table-cell>
        </table:table-row>
        <table:table-row>
          <table:table-cell table:style-name="Таблица3.A2" office:value-type="string">
            <text:p text:style-name="P83">15</text:p>
          </table:table-cell>
          <table:table-cell table:style-name="Таблица3.A2" office:value-type="string">
            <text:p text:style-name="P78">PB1</text:p>
          </table:table-cell>
          <table:table-cell table:style-name="Таблица3.A2" office:value-type="string">
            <text:p text:style-name="P79">off5</text:p>
          </table:table-cell>
          <table:table-cell table:style-name="Таблица3.D2" office:value-type="string">
            <text:p text:style-name="P79">1 – <text:span text:style-name="T10">отключение +3.3В (питание лог. схем)</text:span></text:p>
          </table:table-cell>
        </table:table-row>
        <table:table-row>
          <table:table-cell table:style-name="Таблица3.A2" office:value-type="string">
            <text:p text:style-name="P83">16</text:p>
          </table:table-cell>
          <table:table-cell table:style-name="Таблица3.A2" office:value-type="string">
            <text:p text:style-name="P78">PB0</text:p>
          </table:table-cell>
          <table:table-cell table:style-name="Таблица3.A2" office:value-type="string">
            <text:p text:style-name="P79">off2</text:p>
          </table:table-cell>
          <table:table-cell table:style-name="Таблица3.D2" office:value-type="string">
            <text:p text:style-name="P84">0 — <text:span text:style-name="T32">отключение ± 30В 1 (питание вых. ключей)</text:span></text:p>
          </table:table-cell>
        </table:table-row>
        <table:table-row>
          <table:table-cell table:style-name="Таблица3.A2" office:value-type="string">
            <text:p text:style-name="P83">17</text:p>
          </table:table-cell>
          <table:table-cell table:style-name="Таблица3.A2" office:value-type="string">
            <text:p text:style-name="P78">PE5</text:p>
          </table:table-cell>
          <table:table-cell table:style-name="Таблица3.A2" office:value-type="string">
            <text:p text:style-name="P79">off3</text:p>
          </table:table-cell>
          <table:table-cell table:style-name="Таблица3.D2" office:value-type="string">
            <text:p text:style-name="P85">0 — <text:span text:style-name="T32">отключение ± 30В 2 (питание вых. ключей)</text:span></text:p>
          </table:table-cell>
        </table:table-row>
        <table:table-row>
          <table:table-cell table:style-name="Таблица3.A2" office:value-type="string">
            <text:p text:style-name="P83">18</text:p>
          </table:table-cell>
          <table:table-cell table:style-name="Таблица3.A2" office:value-type="string">
            <text:p text:style-name="P78">PC1</text:p>
          </table:table-cell>
          <table:table-cell table:style-name="Таблица3.A2" office:value-type="string">
            <text:p text:style-name="P79">off1</text:p>
          </table:table-cell>
          <table:table-cell table:style-name="Таблица3.D2" office:value-type="string">
            <text:p text:style-name="P85">0 — <text:span text:style-name="T32">отключение ± 30В 3 (питание вых. ключей)</text:span></text:p>
          </table:table-cell>
        </table:table-row>
        <table:table-row>
          <table:table-cell table:style-name="Таблица3.A2" office:value-type="string">
            <text:p text:style-name="P83">19</text:p>
          </table:table-cell>
          <table:table-cell table:style-name="Таблица3.A2" office:value-type="string">
            <text:p text:style-name="P78">PC2</text:p>
          </table:table-cell>
          <table:table-cell table:style-name="Таблица3.A2" office:value-type="string">
            <text:p text:style-name="P79">off6</text:p>
          </table:table-cell>
          <table:table-cell table:style-name="Таблица3.D2" office:value-type="string">
            <text:p text:style-name="P84">0 — отключение +12В (питание драйверов выходных ключей) </text:p>
          </table:table-cell>
        </table:table-row>
        <table:table-row>
          <table:table-cell table:style-name="Таблица3.A2" office:value-type="string">
            <text:p text:style-name="P83">20</text:p>
          </table:table-cell>
          <table:table-cell table:style-name="Таблица3.A2" office:value-type="string">
            <text:p text:style-name="P78">PC3</text:p>
          </table:table-cell>
          <table:table-cell table:style-name="Таблица3.A2" office:value-type="string">
            <text:p text:style-name="P75">outtst_<text:span text:style-name="T49">e</text:span></text:p>
          </table:table-cell>
          <table:table-cell table:style-name="Таблица3.D2" office:value-type="string">
            <text:p text:style-name="P86">Соединён с выходом <text:span text:style-name="T33">ALTERA</text:span></text:p>
          </table:table-cell>
        </table:table-row>
        <table:table-row>
          <table:table-cell table:style-name="Таблица3.A2" office:value-type="string">
            <text:p text:style-name="P83">21</text:p>
          </table:table-cell>
          <table:table-cell table:style-name="Таблица3.A2" office:value-type="string">
            <text:p text:style-name="P78">PC4</text:p>
          </table:table-cell>
          <table:table-cell table:style-name="Таблица3.A2" office:value-type="string">
            <text:p text:style-name="P79">t_led0</text:p>
          </table:table-cell>
          <table:table-cell table:style-name="Таблица3.D2" office:value-type="string">
            <text:p text:style-name="P82">Тестовый светодиод 0 (1 - зажечь)</text:p>
          </table:table-cell>
        </table:table-row>
        <table:table-row>
          <table:table-cell table:style-name="Таблица3.A2" office:value-type="string">
            <text:p text:style-name="P83">23</text:p>
          </table:table-cell>
          <table:table-cell table:style-name="Таблица3.A2" office:value-type="string">
            <text:p text:style-name="P78">PC6</text:p>
          </table:table-cell>
          <table:table-cell table:style-name="Таблица3.A2" office:value-type="string">
            <text:p text:style-name="P79">t_led1</text:p>
          </table:table-cell>
          <table:table-cell table:style-name="Таблица3.D2" office:value-type="string">
            <text:p text:style-name="P82">Тестовый светодиод 0 (1 - зажечь)</text:p>
          </table:table-cell>
        </table:table-row>
        <table:table-row>
          <table:table-cell table:style-name="Таблица3.A2" office:value-type="string">
            <text:p text:style-name="P83">30</text:p>
          </table:table-cell>
          <table:table-cell table:style-name="Таблица3.A2" office:value-type="string">
            <text:p text:style-name="P78">PD5</text:p>
          </table:table-cell>
          <table:table-cell table:style-name="Таблица3.A2" office:value-type="string">
            <text:p text:style-name="P76"><text:span text:style-name="T31">intst_</text:span><text:span text:style-name="T49">e</text:span></text:p>
          </table:table-cell>
          <table:table-cell table:style-name="Таблица3.D2" office:value-type="string">
            <text:p text:style-name="P86">Соединён с входом <text:span text:style-name="T33">ALTERA</text:span></text:p>
          </table:table-cell>
        </table:table-row>
        <table:table-row>
          <table:table-cell table:style-name="Таблица3.A2" office:value-type="string">
            <text:p text:style-name="P83">31</text:p>
          </table:table-cell>
          <table:table-cell table:style-name="Таблица3.A2" office:value-type="string">
            <text:p text:style-name="P78">PD6</text:p>
          </table:table-cell>
          <table:table-cell table:style-name="Таблица3.A2" office:value-type="string">
            <text:p text:style-name="P79">sync_e</text:p>
          </table:table-cell>
          <table:table-cell table:style-name="Таблица3.D2" office:value-type="string">
            <text:p text:style-name="P86">Вход от <text:span text:style-name="T33">RS422</text:span>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08:26:13</meta:creation-date>
    <meta:editing-duration>P24DT20H36M16S</meta:editing-duration>
    <meta:generator>LibreOffice/5.4.3.2$Windows_x86 LibreOffice_project/92a7159f7e4af62137622921e809f8546db437e5</meta:generator>
    <dc:date>2018-04-11T16:34:13.267000000</dc:date>
    <meta:editing-cycles>27</meta:editing-cycles>
    <meta:document-statistic meta:table-count="3" meta:image-count="0" meta:object-count="0" meta:page-count="4" meta:paragraph-count="199" meta:word-count="911" meta:character-count="6118" meta:non-whitespace-character-count="5311"/>
  </office:meta>
</office:document-meta>
</file>